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2811in"/>
      <style:text-properties fo:color="#d4d4d4" style:font-name="Droid Sans Mono" fo:font-size="15pt" fo:font-weight="normal" fo:background-color="#1e1e1e"/>
    </style:style>
    <style:style style:name="P2" style:family="paragraph" style:parent-style-name="Standard">
      <style:paragraph-properties style:line-height-at-least="0.2811in"/>
    </style:style>
    <style:style style:name="T1" style:family="text">
      <style:text-properties fo:color="#569cd6" style:font-name="Droid Sans Mono" fo:font-size="15pt" fo:font-weight="normal" fo:background-color="#1e1e1e" loext:char-shading-value="0"/>
    </style:style>
    <style:style style:name="T2" style:family="text">
      <style:text-properties fo:color="#9cdcfe"/>
    </style:style>
    <style:style style:name="T3" style:family="text">
      <style:text-properties fo:color="#ce9178"/>
    </style:style>
    <style:style style:name="T4" style:family="text">
      <style:text-properties fo:color="#d7ba7d"/>
    </style:style>
    <style:style style:name="T5" style:family="text">
      <style:text-properties fo:color="#b5cea8"/>
    </style:style>
    <style:style style:name="T6" style:family="text">
      <style:text-properties fo:color="#d4d4d4" style:font-name="Droid Sans Mono" fo:font-size="15pt" fo:font-weight="normal" fo:background-color="#1e1e1e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1">*</text:span><text:span text:style-name="T6"> {</text:span></text:p>
      <text:p text:style-name="P1"><text:span text:style-name="T2">box-sizing</text:span>: <text:span text:style-name="T3">border-box</text:span>;</text:p>
      <text:p text:style-name="P1">}</text:p>
      <text:p text:style-name="P1"><text:span text:style-name="T4">.esports-info</text:span> {</text:p>
      <text:p text:style-name="P1"><text:span text:style-name="T2">display</text:span>: <text:span text:style-name="T3">inline-block</text:span>;</text:p>
      <text:p text:style-name="P1"><text:span text:style-name="T2">width</text:span>: <text:span text:style-name="T5">500px</text:span>;</text:p>
      <text:p text:style-name="P1"><text:span text:style-name="T2">height</text:span>: <text:span text:style-name="T5">400px</text:span>;</text:p>
      <text:p text:style-name="P1"><text:span text:style-name="T2">border</text:span>: <text:span text:style-name="T5">2px</text:span> <text:span text:style-name="T3">solid</text:span> <text:span text:style-name="T3">red</text:span>;</text:p>
      <text:p text:style-name="P1"><text:span text:style-name="T2">overflow</text:span>: <text:span text:style-name="T3">scroll</text:span>;</text:p>
      <text:p text:style-name="P1"><text:span text:style-name="T2">margin-left</text:span>: <text:span text:style-name="T3">auto</text:span>;</text:p>
      <text:p text:style-name="P1">}</text:p>
      <text:p text:style-name="P2"/>
      <text:p text:style-name="P1"><text:span text:style-name="T4">.esports-info</text:span> <text:span text:style-name="T4">img</text:span> {</text:p>
      <text:p text:style-name="P1"><text:span text:style-name="T2">width</text:span>: <text:span text:style-name="T5">500px</text:span>;</text:p>
      <text:p text:style-name="P1"><text:span text:style-name="T2">height</text:span>: <text:span text:style-name="T5">300px</text:span>;</text:p>
      <text:p text:style-name="P1">}</text:p>
      <text:p text:style-name="P1"><text:span text:style-name="T4">.esports-tournaments</text:span> {</text:p>
      <text:p text:style-name="P1"><text:span text:style-name="T2">width</text:span>: <text:span text:style-name="T5">1500px</text:span>;</text:p>
      <text:p text:style-name="P1"><text:span text:style-name="T2">height</text:span>: <text:span text:style-name="T5">500px</text:span>;</text:p>
      <text:p text:style-name="P1">}</text:p>
      <text:p text:style-name="P2"/>
      <text:p text:style-name="P1"><text:span text:style-name="T4">.esports-tournaments</text:span> <text:span text:style-name="T4">img</text:span> {</text:p>
      <text:p text:style-name="P1"><text:span text:style-name="T2">width</text:span>: <text:span text:style-name="T5">400px</text:span>;</text:p>
      <text:p text:style-name="P1"><text:span text:style-name="T2">height</text:span>: <text:span text:style-name="T5">250px</text:span>;</text:p>
      <text:p text:style-name="P1"><text:span text:style-name="T2">float</text:span>: <text:span text:style-name="T3">left</text:span>;</text:p>
      <text:p text:style-name="P1"><text:span text:style-name="T2">margin-right</text:span>: <text:span text:style-name="T5">20px</text:span>;</text:p>
      <text:p text:style-name="P1">}</text:p>
      <text:p text:style-name="P1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04T21:04:41.124219990</meta:creation-date>
    <dc:date>2022-03-07T20:01:12.702366855</dc:date>
    <meta:editing-duration>PT18M4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25" meta:word-count="49" meta:character-count="332" meta:non-whitespace-character-count="308"/>
  </office:meta>
</office:document-meta>
</file>